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ourier 10 Pitch" svg:font-family="Courier 10 Pitch" style:font-family-generic="system"/>
    <style:font-face style:name="WenQuanYi Zen Hei" svg:font-family="WenQuanYi Zen Hei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DejaVu Sans Mono" svg:font-family="DejaVu Sans Mono" style:font-family-generic="modern" style:font-pitch="fixed" svg:panose-1="2 11 6 9 3 8 4 2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10 Pitch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3.743in" style:use-optimal-column-width="false"/>
    </style:style>
    <style:style style:name="TableColumn3" style:family="table-column">
      <style:table-column-properties style:column-width="1.8354in" style:use-optimal-column-width="false"/>
    </style:style>
    <style:style style:name="TableColumn4" style:family="table-column">
      <style:table-column-properties style:column-width="1.1145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/>
      <style:text-properties style:font-name="Arial" style:font-name-complex="Arial" fo:font-weight="bold" style:font-weight-asian="bold" style:font-weight-complex="bold" style:font-size-complex="22pt"/>
    </style:style>
    <style:style style:name="TableRow9" style:family="table-row">
      <style:table-row-properties style:min-row-height="0.3631in"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start"/>
    </style:style>
    <style:style style:name="T12" style:parent-style-name="Policepardéfaut" style:family="text">
      <style:text-properties style:font-size-complex="10pt"/>
    </style:style>
    <style:style style:name="T13" style:parent-style-name="Policepardéfaut" style:family="text">
      <style:text-properties style:font-size-complex="22pt"/>
    </style:style>
    <style:style style:name="TableCell14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start"/>
      <style:text-properties style:font-size-complex="22pt"/>
    </style:style>
    <style:style style:name="TableCell16" style:family="table-cell">
      <style:table-cell-properties fo:border-top="0.0034in solid #000000" fo:border-left="0.0034in solid #000000" fo:border-bottom="none" fo:border-right="0.0034in solid #000000" style:writing-mode="lr-tb" style:vertical-align="bottom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start"/>
    </style:style>
    <style:style style:name="T18" style:parent-style-name="Policepardéfaut" style:family="text">
      <style:text-properties style:font-size-complex="22pt"/>
    </style:style>
    <style:style style:name="T19" style:parent-style-name="Policepardéfaut" style:family="text">
      <style:text-properties fo:font-size="12pt" style:font-size-asian="12pt"/>
    </style:style>
    <style:style style:name="TableRow20" style:family="table-row">
      <style:table-row-properties style:min-row-height="0.3631in" style:use-optimal-row-height="false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start"/>
    </style:style>
    <style:style style:name="T23" style:parent-style-name="Policepardéfaut" style:family="text">
      <style:text-properties style:font-size-complex="10pt"/>
    </style:style>
    <style:style style:name="T24" style:parent-style-name="Policepardéfaut" style:family="text">
      <style:text-properties style:font-size-complex="22pt"/>
    </style:style>
    <style:style style:name="T25" style:parent-style-name="Policepardéfaut" style:family="text">
      <style:text-properties style:font-size-complex="22pt"/>
    </style:style>
    <style:style style:name="P26" style:parent-style-name="Question" style:family="paragraph">
      <style:paragraph-properties fo:margin-left="0.5in" fo:text-indent="-0.25in">
        <style:tab-stops/>
      </style:paragraph-properties>
    </style:style>
    <style:style style:name="P27" style:parent-style-name="Question" style:family="paragraph">
      <style:paragraph-properties fo:margin-left="0in" fo:text-indent="0in">
        <style:tab-stops/>
      </style:paragraph-properties>
      <style:text-properties style:font-size-complex="22pt"/>
    </style:style>
    <style:style style:name="TableColumn29" style:family="table-column">
      <style:table-column-properties style:column-width="6.693in" style:use-optimal-column-width="false"/>
    </style:style>
    <style:style style:name="Table28" style:family="table">
      <style:table-properties style:width="6.693in" fo:margin-left="0in" table:align="left"/>
    </style:style>
    <style:style style:name="TableRow30" style:family="table-row">
      <style:table-row-properties style:min-row-height="0.3972in" style:use-optimal-row-height="false"/>
    </style:style>
    <style:style style:name="TableCell31" style:family="table-cell">
      <style:table-cell-properties fo:border="0.0034in solid #000000" style:writing-mode="lr-tb" style:vertical-align="bottom" fo:padding-top="0.0381in" fo:padding-left="0.0381in" fo:padding-bottom="0.0381in" fo:padding-right="0.0381in"/>
    </style:style>
    <style:style style:name="P32" style:parent-style-name="PréformatéHTML" style:family="paragraph">
      <style:paragraph-properties fo:border="0.0104in solid #EAECF0" fo:padding="0.1666in" style:shadow="none" fo:background-color="#F8F9FA"/>
      <style:text-properties style:font-name="Arial" style:font-name-complex="Arial" fo:font-size="11pt" style:font-size-asian="11pt" style:font-size-complex="11pt"/>
    </style:style>
    <style:style style:name="P33" style:parent-style-name="PréformatéHTML" style:family="paragraph">
      <style:paragraph-properties fo:border="0.0104in solid #EAECF0" fo:padding="0.1666in" style:shadow="none" fo:background-color="#F8F9FA"/>
      <style:text-properties style:font-name-asian="Times New Roman" fo:color="#000000" style:letter-kerning="false" fo:font-size="10.5pt" style:font-size-asian="10.5pt" style:font-size-complex="10.5pt" style:language-asian="fr" style:country-asian="FR" style:language-complex="ar" style:country-complex="SA"/>
    </style:style>
    <style:style style:name="P34" style:parent-style-name="TableContents" style:family="paragraph">
      <style:paragraph-properties fo:text-align="start"/>
      <style:text-properties style:font-name="Arial" style:font-name-complex="Arial" fo:font-size="11pt" style:font-size-asian="11pt" style:font-size-complex="11pt"/>
    </style:style>
    <style:style style:name="P35" style:parent-style-name="TableContents" style:family="paragraph">
      <style:paragraph-properties fo:text-align="start"/>
      <style:text-properties style:font-name="Arial" style:font-name-complex="Arial" fo:font-size="11pt" style:font-size-asian="11pt" style:font-size-complex="11pt"/>
    </style:style>
    <style:style style:name="P36" style:parent-style-name="TableContents" style:family="paragraph">
      <style:paragraph-properties fo:text-align="start"/>
    </style:style>
    <style:style style:name="T37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38" style:parent-style-name="Question" style:family="paragraph">
      <style:paragraph-properties fo:margin-left="0.5in" fo:text-indent="-0.25in">
        <style:tab-stops/>
      </style:paragraph-properties>
    </style:style>
    <style:style style:name="P39" style:parent-style-name="Corpsdetexte" style:family="paragraph"/>
    <style:style style:name="T40" style:parent-style-name="Policepardéfau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41" style:parent-style-name="Corpsdetexte" style:family="paragraph"/>
    <style:style style:name="T42" style:parent-style-name="Policepardéfau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43" style:parent-style-name="Question" style:family="paragraph">
      <style:paragraph-properties fo:margin-left="0.5in" fo:text-indent="-0.25in">
        <style:tab-stops/>
      </style:paragraph-properties>
    </style:style>
    <style:style style:name="P44" style:parent-style-name="Question" style:family="paragraph">
      <style:paragraph-properties fo:margin-left="0in" fo:text-indent="0in">
        <style:tab-stops/>
      </style:paragraph-properties>
    </style:style>
    <style:style style:name="P45" style:parent-style-name="Question" style:family="paragraph">
      <style:text-properties style:font-size-complex="22pt"/>
    </style:style>
    <style:style style:name="TableColumn47" style:family="table-column">
      <style:table-column-properties style:column-width="6.693in" style:use-optimal-column-width="false"/>
    </style:style>
    <style:style style:name="Table46" style:family="table">
      <style:table-properties style:width="6.693in" fo:margin-left="0in" table:align="left"/>
    </style:style>
    <style:style style:name="TableRow48" style:family="table-row">
      <style:table-row-properties style:min-row-height="0.3972in" style:use-optimal-row-height="false"/>
    </style:style>
    <style:style style:name="TableCell49" style:family="table-cell">
      <style:table-cell-properties fo:border="0.0034in solid #000000" style:writing-mode="lr-tb" style:vertical-align="bottom" fo:padding-top="0.0381in" fo:padding-left="0.0381in" fo:padding-bottom="0.0381in" fo:padding-right="0.0381in"/>
    </style:style>
    <style:style style:name="P50" style:parent-style-name="Normal" style:family="paragraph">
      <style:text-properties style:font-name="Calibri" style:font-name-complex="Calibri"/>
    </style:style>
    <style:style style:name="P51" style:parent-style-name="Question" style:family="paragraph">
      <style:text-properties style:font-size-complex="22pt"/>
    </style:style>
    <style:style style:name="TableColumn53" style:family="table-column">
      <style:table-column-properties style:column-width="6.693in" style:use-optimal-column-width="false"/>
    </style:style>
    <style:style style:name="Table52" style:family="table">
      <style:table-properties style:width="6.693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56" style:parent-style-name="Policepardéfaut" style:family="text">
      <style:text-properties fo:color="#000000" fo:font-size="13.5pt" style:font-size-asian="13.5pt" style:font-size-complex="13.5pt"/>
    </style:style>
    <style:style style:name="T57" style:parent-style-name="Policepardéfaut" style:family="text">
      <style:text-properties style:font-name="Calibri" style:font-name-complex="Calibri" fo:color="#000000"/>
    </style:style>
    <style:style style:name="P58" style:parent-style-name="TableContents" style:family="paragraph">
      <style:paragraph-properties fo:text-align="start"/>
      <style:text-properties style:font-size-complex="22pt"/>
    </style:style>
    <style:style style:name="P59" style:parent-style-name="Question" style:family="paragraph">
      <style:text-properties style:font-size-complex="22pt"/>
    </style:style>
    <style:style style:name="TableColumn61" style:family="table-column">
      <style:table-column-properties style:column-width="6.693in" style:use-optimal-column-width="false"/>
    </style:style>
    <style:style style:name="Table60" style:family="table">
      <style:table-properties style:width="6.693in" fo:margin-left="0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4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65" style:parent-style-name="Question" style:family="paragraph">
      <style:paragraph-properties fo:margin-left="0in" fo:text-indent="0in">
        <style:tab-stops/>
      </style:paragraph-properties>
      <style:text-properties style:font-size-complex="22pt"/>
    </style:style>
    <style:style style:name="TableColumn67" style:family="table-column">
      <style:table-column-properties style:column-width="6.693in" style:use-optimal-column-width="false"/>
    </style:style>
    <style:style style:name="Table66" style:family="table">
      <style:table-properties style:width="6.693in" fo:margin-left="0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start"/>
      <style:text-properties style:font-size-complex="22pt"/>
    </style:style>
    <style:style style:name="P71" style:parent-style-name="Question" style:family="paragraph">
      <style:paragraph-properties fo:margin-left="0in" fo:text-indent="0in">
        <style:tab-stops/>
      </style:paragraph-properties>
      <style:text-properties style:font-size-complex="22pt"/>
    </style:style>
    <style:style style:name="TableColumn73" style:family="table-column">
      <style:table-column-properties style:column-width="6.693in" style:use-optimal-column-width="false"/>
    </style:style>
    <style:style style:name="Table72" style:family="table">
      <style:table-properties style:width="6.693in" fo:margin-left="0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start"/>
      <style:text-properties style:font-size-complex="22pt"/>
    </style:style>
    <style:style style:name="P77" style:parent-style-name="TableContents" style:family="paragraph">
      <style:paragraph-properties fo:text-align="start"/>
      <style:text-properties style:font-size-complex="22pt"/>
    </style:style>
    <style:style style:name="P78" style:parent-style-name="TableContents" style:family="paragraph">
      <style:paragraph-properties fo:text-align="start"/>
      <style:text-properties style:font-size-complex="22pt"/>
    </style:style>
    <style:style style:name="P79" style:parent-style-name="Question" style:family="paragraph">
      <style:paragraph-properties fo:margin-left="0.5in" fo:text-indent="-0.25in">
        <style:tab-stops/>
      </style:paragraph-properties>
    </style:style>
    <style:style style:name="P80" style:parent-style-name="Question" style:family="paragraph">
      <style:paragraph-properties fo:break-before="page" fo:margin-left="0in" fo:text-indent="0in">
        <style:tab-stops/>
      </style:paragraph-properties>
      <style:text-properties style:font-size-complex="22pt"/>
    </style:style>
    <style:style style:name="TableColumn82" style:family="table-column">
      <style:table-column-properties style:column-width="6.693in" style:use-optimal-column-width="false"/>
    </style:style>
    <style:style style:name="Table81" style:family="table">
      <style:table-properties style:width="6.693in" fo:margin-left="0in" table:align="lef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5" style:parent-style-name="Normal" style:family="paragraph">
      <style:paragraph-properties fo:margin-bottom="0.1111in" fo:line-height="103%"/>
    </style:style>
    <style:style style:name="T86" style:parent-style-name="Policepardéfaut" style:family="text">
      <style:text-properties style:font-name="Calibri" style:font-name-asian="Calibri" style:font-name-complex="Calibri" fo:font-size="11pt" style:font-size-asian="11pt" style:font-size-complex="11pt"/>
    </style:style>
    <style:style style:name="P87" style:parent-style-name="Normal" style:family="paragraph">
      <style:paragraph-properties fo:margin-bottom="0.1111in" fo:line-height="103%"/>
      <style:text-properties style:font-name="Calibri" style:font-name-asian="Calibri" style:font-name-complex="Calibri" fo:font-size="11pt" style:font-size-asian="11pt" style:font-size-complex="11pt"/>
    </style:style>
    <style:style style:name="P88" style:parent-style-name="Normal" style:family="paragraph">
      <style:paragraph-properties fo:margin-bottom="0.1111in" fo:line-height="103%"/>
      <style:text-properties style:font-name="Calibri" style:font-name-asian="Calibri" style:font-name-complex="Calibri" fo:font-size="11pt" style:font-size-asian="11pt" style:font-size-complex="11pt"/>
    </style:style>
    <style:style style:name="P89" style:parent-style-name="Normal" style:family="paragraph">
      <style:paragraph-properties fo:margin-bottom="0.1111in" fo:line-height="103%"/>
      <style:text-properties style:font-name="Calibri" style:font-name-asian="Calibri" style:font-name-complex="Calibri" fo:font-size="11pt" style:font-size-asian="11pt" style:font-size-complex="11pt"/>
    </style:style>
    <style:style style:name="P90" style:parent-style-name="Paragraphedeliste" style:family="paragraph">
      <style:paragraph-properties fo:margin-bottom="0.1111in" fo:line-height="103%"/>
      <style:text-properties style:font-name="Calibri" style:font-name-asian="Calibri" style:font-name-complex="Calibri" fo:font-size="11pt" style:font-size-asian="11pt" style:font-size-complex="11pt"/>
    </style:style>
    <style:style style:name="P91" style:parent-style-name="Normal" style:family="paragraph">
      <style:paragraph-properties fo:margin-bottom="0.1111in" fo:line-height="103%"/>
      <style:text-properties style:font-name="Calibri" style:font-name-asian="Calibri" style:font-name-complex="Calibri" fo:font-size="11pt" style:font-size-asian="11pt" style:font-size-complex="11pt"/>
    </style:style>
    <style:style style:name="P92" style:parent-style-name="Normal" style:family="paragraph">
      <style:paragraph-properties fo:margin-bottom="0.1111in" fo:line-height="103%"/>
      <style:text-properties style:font-name="Calibri" style:font-name-asian="Calibri" style:font-name-complex="Calibri" fo:font-size="11pt" style:font-size-asian="11pt" style:font-size-complex="11pt"/>
    </style:style>
    <style:style style:name="P93" style:parent-style-name="TableContents" style:family="paragraph">
      <style:paragraph-properties fo:text-align="start" fo:margin-left="0.5in">
        <style:tab-stops/>
      </style:paragraph-properties>
      <style:text-properties style:font-size-complex="22pt"/>
    </style:style>
    <style:style style:name="P94" style:parent-style-name="Question" style:family="paragraph">
      <style:paragraph-properties fo:margin-left="0in" fo:text-indent="0in">
        <style:tab-stops/>
      </style:paragraph-properties>
      <style:text-properties style:font-size-complex="22pt"/>
    </style:style>
    <style:style style:name="TableColumn96" style:family="table-column">
      <style:table-column-properties style:column-width="6.693in" style:use-optimal-column-width="false"/>
    </style:style>
    <style:style style:name="Table95" style:family="table">
      <style:table-properties style:width="6.693in" fo:margin-left="0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start"/>
    </style:style>
    <style:style style:name="T100" style:parent-style-name="Policepardéfaut" style:family="text">
      <style:text-properties style:font-size-complex="22pt"/>
    </style:style>
    <style:style style:name="P101" style:parent-style-name="TableContents" style:family="paragraph">
      <style:paragraph-properties fo:text-align="start"/>
    </style:style>
    <style:style style:name="T102" style:parent-style-name="Policepardéfaut" style:family="text">
      <style:text-properties style:font-size-complex="22pt"/>
    </style:style>
    <style:style style:name="P103" style:parent-style-name="TableContents" style:family="paragraph">
      <style:paragraph-properties fo:text-align="start"/>
    </style:style>
    <style:style style:name="T104" style:parent-style-name="Policepardéfaut" style:family="text">
      <style:text-properties style:font-size-complex="22pt"/>
    </style:style>
    <style:style style:name="P105" style:parent-style-name="Question" style:family="paragraph">
      <style:paragraph-properties fo:margin-left="0in" fo:text-indent="0in">
        <style:tab-stops/>
      </style:paragraph-properties>
      <style:text-properties style:font-size-complex="22pt"/>
    </style:style>
    <style:style style:name="TableColumn107" style:family="table-column">
      <style:table-column-properties style:column-width="6.693in" style:use-optimal-column-width="false"/>
    </style:style>
    <style:style style:name="Table106" style:family="table">
      <style:table-properties style:width="6.693in" fo:margin-left="0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start" fo:margin-left="0.4923in" fo:text-indent="-0.4923in">
        <style:tab-stops/>
      </style:paragraph-properties>
      <style:text-properties style:font-size-complex="22pt"/>
    </style:style>
    <style:style style:name="P111" style:parent-style-name="Question" style:family="paragraph">
      <style:text-properties style:font-size-complex="22pt"/>
    </style:style>
    <style:style style:name="TableColumn113" style:family="table-column">
      <style:table-column-properties style:column-width="6.693in" style:use-optimal-column-width="false"/>
    </style:style>
    <style:style style:name="Table112" style:family="table">
      <style:table-properties style:width="6.693in" fo:margin-left="0in" table:align="lef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start"/>
    </style:style>
    <style:style style:name="T117" style:parent-style-name="Policepardéfaut" style:family="text">
      <style:text-properties style:font-name="Calibri" style:font-name-asian="Calibri" style:font-name-complex="Calibri" fo:font-size="11pt" style:font-size-asian="11pt" style:font-size-complex="11pt"/>
    </style:style>
    <style:style style:name="P118" style:parent-style-name="Question" style:family="paragraph">
      <style:text-properties style:font-size-complex="22pt"/>
    </style:style>
    <style:style style:name="TableColumn120" style:family="table-column">
      <style:table-column-properties style:column-width="6.693in" style:use-optimal-column-width="false"/>
    </style:style>
    <style:style style:name="Table119" style:family="table">
      <style:table-properties style:width="6.693in" fo:margin-left="0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start"/>
      <style:text-properties style:font-size-complex="22pt"/>
    </style:style>
    <style:style style:name="P124" style:parent-style-name="Question" style:family="paragraph">
      <style:text-properties style:font-size-complex="22pt"/>
    </style:style>
    <style:style style:name="TableColumn126" style:family="table-column">
      <style:table-column-properties style:column-width="6.693in" style:use-optimal-column-width="false"/>
    </style:style>
    <style:style style:name="Table125" style:family="table">
      <style:table-properties style:width="6.693in" fo:margin-left="0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size-complex="22pt"/>
    </style:style>
    <style:style style:name="P130" style:parent-style-name="TableContents" style:family="paragraph">
      <style:text-properties style:font-size-complex="22pt"/>
    </style:style>
    <style:style style:name="P131" style:parent-style-name="TableContents" style:family="paragraph">
      <style:text-properties style:font-size-complex="22pt"/>
    </style:style>
    <style:style style:name="P132" style:parent-style-name="TableContents" style:family="paragraph">
      <style:text-properties style:font-size-complex="22pt"/>
    </style:style>
    <style:style style:name="P133" style:parent-style-name="TableContents" style:family="paragraph">
      <style:text-properties style:font-size-complex="22pt"/>
    </style:style>
    <style:style style:name="P134" style:parent-style-name="TableContents" style:family="paragraph">
      <style:text-properties style:font-size-complex="22pt"/>
    </style:style>
    <style:style style:name="P135" style:parent-style-name="TableContents" style:family="paragraph">
      <style:text-properties style:font-size-complex="22pt"/>
    </style:style>
    <style:style style:name="P136" style:parent-style-name="TableContents" style:family="paragraph">
      <style:text-properties style:font-size-complex="22pt"/>
    </style:style>
    <style:style style:name="P137" style:parent-style-name="TableContents" style:family="paragraph">
      <style:text-properties style:font-size-complex="22pt"/>
    </style:style>
    <style:style style:name="P138" style:parent-style-name="TableContents" style:family="paragraph">
      <style:text-properties style:font-size-complex="22pt"/>
    </style:style>
    <style:style style:name="P139" style:parent-style-name="TableContents" style:family="paragraph">
      <style:text-properties style:font-size-complex="22pt"/>
    </style:style>
    <style:style style:name="P140" style:parent-style-name="TableContents" style:family="paragraph">
      <style:text-properties style:font-size-complex="22pt"/>
    </style:style>
    <style:style style:name="P141" style:parent-style-name="TableContents" style:family="paragraph">
      <style:text-properties style:font-size-complex="22pt"/>
    </style:style>
    <style:style style:name="P142" style:parent-style-name="TableContents" style:family="paragraph">
      <style:text-properties style:font-size-complex="22pt"/>
    </style:style>
    <style:style style:name="P143" style:parent-style-name="TableContents" style:family="paragraph">
      <style:text-properties style:font-size-complex="22pt"/>
    </style:style>
    <style:style style:name="P144" style:parent-style-name="TableContents" style:family="paragraph">
      <style:text-properties style:font-size-complex="22pt"/>
    </style:style>
    <style:style style:name="P145" style:parent-style-name="TableContents" style:family="paragraph">
      <style:text-properties style:font-size-complex="22pt"/>
    </style:style>
    <style:style style:name="P146" style:parent-style-name="TableContents" style:family="paragraph">
      <style:text-properties style:font-size-complex="22pt"/>
    </style:style>
    <style:style style:name="P147" style:parent-style-name="TableContents" style:family="paragraph">
      <style:text-properties style:font-size-complex="22pt"/>
    </style:style>
    <style:style style:name="P148" style:parent-style-name="TableContents" style:family="paragraph">
      <style:text-properties style:font-size-complex="22pt"/>
    </style:style>
    <style:style style:name="P149" style:parent-style-name="TableContents" style:family="paragraph">
      <style:text-properties style:font-size-complex="22pt"/>
    </style:style>
    <style:style style:name="P150" style:parent-style-name="TableContents" style:family="paragraph">
      <style:text-properties style:font-size-complex="22pt"/>
    </style:style>
    <style:style style:name="P151" style:parent-style-name="TableContents" style:family="paragraph">
      <style:text-properties style:font-size-complex="22pt"/>
    </style:style>
    <style:style style:name="P152" style:parent-style-name="TableContents" style:family="paragraph">
      <style:text-properties style:font-size-complex="22pt"/>
    </style:style>
    <style:style style:name="P153" style:parent-style-name="TableContents" style:family="paragraph">
      <style:text-properties style:font-size-complex="22pt"/>
    </style:style>
    <style:style style:name="P154" style:parent-style-name="TableContents" style:family="paragraph">
      <style:text-properties style:font-size-complex="22pt"/>
    </style:style>
    <style:style style:name="P155" style:parent-style-name="TableContents" style:family="paragraph">
      <style:text-properties style:font-size-complex="22pt"/>
    </style:style>
    <style:style style:name="P156" style:parent-style-name="TableContents" style:family="paragraph">
      <style:text-properties style:font-size-complex="22pt"/>
    </style:style>
    <style:style style:name="P157" style:parent-style-name="TableContents" style:family="paragraph">
      <style:text-properties style:font-size-complex="22pt"/>
    </style:style>
    <style:style style:name="P158" style:parent-style-name="TableContents" style:family="paragraph">
      <style:text-properties style:font-size-complex="22pt"/>
    </style:style>
    <style:style style:name="P159" style:parent-style-name="TableContents" style:family="paragraph">
      <style:text-properties style:font-size-complex="22pt"/>
    </style:style>
    <style:style style:name="P160" style:parent-style-name="TableContents" style:family="paragraph">
      <style:text-properties style:font-size-complex="22pt"/>
    </style:style>
    <style:style style:name="P161" style:parent-style-name="TableContents" style:family="paragraph">
      <style:text-properties style:font-size-complex="22pt"/>
    </style:style>
    <style:style style:name="P162" style:parent-style-name="TableContents" style:family="paragraph">
      <style:text-properties style:font-size-complex="22pt"/>
    </style:style>
    <style:style style:name="P163" style:parent-style-name="TableContents" style:family="paragraph">
      <style:text-properties style:font-size-complex="22pt"/>
    </style:style>
    <style:style style:name="P164" style:parent-style-name="TableContents" style:family="paragraph">
      <style:text-properties style:font-size-complex="22pt"/>
    </style:style>
    <style:style style:name="P165" style:parent-style-name="TableContents" style:family="paragraph">
      <style:text-properties style:font-size-complex="22pt"/>
    </style:style>
    <style:style style:name="P166" style:parent-style-name="TableContents" style:family="paragraph">
      <style:text-properties style:font-size-complex="22pt"/>
    </style:style>
    <style:style style:name="P167" style:parent-style-name="TableContents" style:family="paragraph">
      <style:text-properties style:font-size-complex="22pt"/>
    </style:style>
    <style:style style:name="P168" style:parent-style-name="TableContents" style:family="paragraph">
      <style:paragraph-properties fo:text-align="start"/>
      <style:text-properties style:font-size-complex="22pt"/>
    </style:style>
    <style:style style:name="P169" style:parent-style-name="Normal" style:family="paragraph">
      <style:paragraph-properties fo:widows="2" fo:orphans="2" style:vertical-align="auto"/>
      <style:text-properties fo:hyphenate="true"/>
    </style:style>
    <style:style style:name="T17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3.5pt" style:font-size-asian="13.5pt" style:font-size-complex="13.5pt" style:language-asian="fr" style:country-asian="FR" style:language-complex="ar" style:country-complex="SA"/>
    </style:style>
    <style:style style:name="T171" style:parent-style-name="Policepardéfaut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style:language-asian="fr" style:country-asian="FR" style:language-complex="ar" style:country-complex="SA"/>
    </style:style>
    <style:style style:name="P172" style:parent-style-name="Normal" style:family="paragraph">
      <style:paragraph-properties fo:widows="2" fo:orphans="2" style:vertical-align="auto"/>
      <style:text-properties fo:hyphenate="true"/>
    </style:style>
    <style:style style:name="T173" style:parent-style-name="Policepardéfaut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style:language-asian="fr" style:country-asian="FR" style:language-complex="ar" style:country-complex="SA"/>
    </style:style>
    <style:style style:name="P174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7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3.5pt" style:font-size-asian="13.5pt" style:font-size-complex="13.5pt" style:language-asian="fr" style:country-asian="FR" style:language-complex="ar" style:country-complex="SA"/>
    </style:style>
    <style:style style:name="T176" style:parent-style-name="Policepardéfaut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style:language-asian="fr" style:country-asian="FR" style:language-complex="ar" style:country-complex="SA"/>
    </style:style>
    <style:style style:name="P177" style:parent-style-name="TableContents" style:family="paragraph">
      <style:paragraph-properties fo:text-align="start"/>
    </style:style>
    <style:style style:name="T178" style:parent-style-name="Policepardéfaut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style:language-asian="fr" style:country-asian="FR" style:language-complex="ar" style:country-complex="SA"/>
    </style:style>
    <style:style style:name="P179" style:parent-style-name="Question" style:family="paragraph">
      <style:text-properties style:font-size-complex="22pt"/>
    </style:style>
    <style:style style:name="TableColumn181" style:family="table-column">
      <style:table-column-properties style:column-width="6.693in" style:use-optimal-column-width="false"/>
    </style:style>
    <style:style style:name="Table180" style:family="table">
      <style:table-properties style:width="6.693in" fo:margin-left="0in" table:align="lef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start"/>
      <style:text-properties style:font-size-complex="22pt"/>
    </style:style>
    <style:style style:name="P185" style:parent-style-name="Question" style:family="paragraph">
      <style:paragraph-properties fo:margin-left="0.5in" fo:text-indent="-0.25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TP n°1 sur l'administration des postes</text:p>
          </table:table-cell>
          <table:covered-table-cell/>
          <table:covered-table-cell/>
        </table:table-row>
        <table:table-row table:style-name="TableRow9">
          <table:table-cell table:style-name="TableCell10">
            <text:p text:style-name="P11"><text:span text:style-name="T12">Nom / prénom :</text:span><text:span text:style-name="T13"><text:s/>Personnaz Nicolas</text:span></text:p>
          </table:table-cell>
          <table:table-cell table:style-name="TableCell14" table:number-rows-spanned="2">
            <text:p text:style-name="P15">Date : <text:s/>….. / ….. <text:s/>/ ….......</text:p>
          </table:table-cell>
          <table:table-cell table:style-name="TableCell16" table:number-rows-spanned="2">
            <text:p text:style-name="P17"><text:span text:style-name="T18">Note : <text:s/>..... /<text:s/></text:span><text:span text:style-name="T19">20</text:span></text:p>
          </table:table-cell>
        </table:table-row>
        <table:table-row table:style-name="TableRow20">
          <table:table-cell table:style-name="TableCell21">
            <text:p text:style-name="P22"><text:span text:style-name="T23">Nom / prénom :</text:span><text:span text:style-name="T24"><text:s/></text:span><text:span text:style-name="T25">....................................................................</text:span>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</table:table>
      <text:p text:style-name="P26"/>
      <text:p text:style-name="Textbody">Dans ce TP nous allons utiliser PHP pour fabriquer un programme qui va interroger des machines pour récupérer des informations grâce à SNMP.</text:p>
      <text:p text:style-name="Textbody"/>
      <text:h text:style-name="Titre1" text:outline-level="1">Configuration de SNMP :</text:h>
      <text:list text:style-name="WW8Num4">
        <text:list-item text:start-value="1">
          <text:p text:style-name="P27">Dans quel<text:s/>fichier se trouve la configuration de SNMP ?</text:p>
        </text:list-item>
      </text:list>
      <table:table table:style-name="Table28">
        <table:table-columns>
          <table:table-column table:style-name="TableColumn29"/>
        </table:table-columns>
        <table:table-row table:style-name="TableRow30">
          <table:table-cell table:style-name="TableCell31">
            <text:p text:style-name="P32">Pour trouver la configuration de snmp il faut d’abord l’installer avec :<text:s/></text:p>
            <text:p text:style-name="P33">yum -y install net-snmp net-snmp-utils</text:p>
            <text:p text:style-name="P34"/>
            <text:p text:style-name="P35"/>
            <text:p text:style-name="P36"><text:span text:style-name="T37">/etc/snmp/snmpd.conf</text:span></text:p>
          </table:table-cell>
        </table:table-row>
      </table:table>
      <text:p text:style-name="P38">Indiquez les mots de passe des communautés que vous avez choisi :</text:p>
      <text:list text:style-name="LFO18" text:continue-numbering="true">
        <text:list-item>
          <text:p text:style-name="P39">publique :<text:tab/><text:span text:style-name="T40">idv90we3rnov90wer</text:span></text:p>
        </text:list-item>
      </text:list>
      <text:p text:style-name="Textbody"/>
      <text:list text:style-name="LFO18" text:continue-numbering="true">
        <text:list-item>
          <text:p text:style-name="P41">privée : <text:s text:c="7"/><text:span text:style-name="T42">209ijvfwer0df92jd</text:span></text:p>
        </text:list-item>
      </text:list>
      <text:p text:style-name="P43"/>
      <text:list text:style-name="WW8Num4" text:continue-numbering="true">
        <text:list-item>
          <text:p text:style-name="P44">A quoi correspondent les OID suivnats :</text:p>
        </text:list-item>
      </text:list>
      <text:list text:style-name="WW8Num6">
        <text:list-item>
          <text:p text:style-name="P45">SNMPv2-MIB::sysDescr.0 :</text:p>
        </text:list-item>
      </text:list>
      <table:table table:style-name="Table46">
        <table:table-columns>
          <table:table-column table:style-name="TableColumn47"/>
        </table:table-columns>
        <table:table-row table:style-name="TableRow48">
          <table:table-cell table:style-name="TableCell49">
            <text:p text:style-name="P50">1.3.6.1.2.1.1.1</text:p>
          </table:table-cell>
        </table:table-row>
      </table:table>
      <text:list text:style-name="WW8Num7">
        <text:list-item>
          <text:p text:style-name="P51">SNMPv2-MIB::sysContact.0 :</text:p>
        </text:list-item>
      </text:list>
      <table:table table:style-name="Table52">
        <table:table-columns>
          <table:table-column table:style-name="TableColumn53"/>
        </table:table-columns>
        <table:table-row table:style-name="TableRow54">
          <table:table-cell table:style-name="TableCell55">
            <text:p text:style-name="Normal"><text:span text:style-name="T56"><text:line-break/></text:span><text:span text:style-name="T57">1.3.6.1.2.1.1.4</text:span></text:p>
            <text:p text:style-name="P58"/>
          </table:table-cell>
        </table:table-row>
      </table:table>
      <text:list text:style-name="WW8Num8">
        <text:list-item>
          <text:p text:style-name="P59">SNMPv2-MIB::sysName.0 :</text:p>
        </text:list-item>
      </text:list>
      <table:table table:style-name="Table60">
        <table:table-columns>
          <table:table-column table:style-name="TableColumn61"/>
        </table:table-columns>
        <table:table-row table:style-name="TableRow62">
          <table:table-cell table:style-name="TableCell63">
            <text:p text:style-name="P64">1.3.6.1.2.1.1.5</text:p>
          </table:table-cell>
        </table:table-row>
      </table:table>
      <text:h text:style-name="Titre1" text:outline-level="1">Configuration de PHP</text:h>
      <text:list text:style-name="WW8Num9">
        <text:list-item text:start-value="1">
          <text:p text:style-name="P65">Quel paquetage(s) faut-il installer pour pouvoir utiliser SNMP avec PHP ?</text:p>
        </text:list-item>
      </text:list>
      <table:table table:style-name="Table66">
        <table:table-columns>
          <table:table-column table:style-name="TableColumn67"/>
        </table:table-columns>
        <table:table-row table:style-name="TableRow68">
          <table:table-cell table:style-name="TableCell69">
            <text:p text:style-name="P70">Dnf install php-snmp</text:p>
          </table:table-cell>
        </table:table-row>
      </table:table>
      <text:list text:style-name="WW8Num9" text:continue-numbering="true">
        <text:list-item>
          <text:p text:style-name="P71">Est-ce que les fonctions sont les même pour les différentes versions de SNMP ?</text:p>
        </text:list-item>
      </text:list>
      <table:table table:style-name="Table72">
        <table:table-columns>
          <table:table-column table:style-name="TableColumn73"/>
        </table:table-columns>
        <table:table-row table:style-name="TableRow74">
          <table:table-cell table:style-name="TableCell75">
            <text:list text:style-name="LFO23" text:continue-numbering="true">
              <text:list-item>
                <text:p text:style-name="P76">Snmp1 : version simpliste pas très sécurisé</text:p>
              </text:list-item>
              <text:list-item>
                <text:p text:style-name="P77">Snmp2 : version<text:s/>plus sécurisé et pratique<text:s/></text:p>
              </text:list-item>
              <text:list-item>
                <text:p text:style-name="P78">Snmp3 : version la plus sécurisé mais moins pratique d’utilisation</text:p>
              </text:list-item>
            </text:list>
          </table:table-cell>
        </table:table-row>
      </table:table>
      <text:p text:style-name="P79"/>
      <text:soft-page-break/>
      <text:list text:style-name="WW8Num9" text:continue-numbering="true">
        <text:list-item>
          <text:p text:style-name="P80">Écrivez un programme qui permet de lister les différents OID disponible sur une machine ?</text:p>
        </text:list-item>
      </text:list>
      <table:table table:style-name="Table81">
        <table:table-columns>
          <table:table-column table:style-name="TableColumn82"/>
        </table:table-columns>
        <table:table-row table:style-name="TableRow83">
          <table:table-cell table:style-name="TableCell84">
            <text:p text:style-name="P85"><text:span text:style-name="T86">&lt;?php</text:span></text:p>
            <text:p text:style-name="P87"><text:s text:c="4"/>$host = “127.0.0.1”;</text:p>
            <text:p text:style-name="P88"><text:s text:c="4"/>$com = “200dgsdgdgs”;</text:p>
            <text:p text:style-name="P89"><text:s text:c="4"/>$oid =<text:s/>“1.3.6.1.4.1.2021.4.5.0”;</text:p>
            <text:p text:style-name="P90"/>
            <text:p text:style-name="P91"><text:s text:c="4"/>$result = snmp2_get($host, $com, $oid);</text:p>
            <text:p text:style-name="P92">var_dump($result);</text:p>
            <text:p text:style-name="P93"/>
          </table:table-cell>
        </table:table-row>
      </table:table>
      <text:list text:style-name="WW8Num9" text:continue-numbering="true">
        <text:list-item>
          <text:p text:style-name="P94">De quelles informations avez-vous besoin pour faire fonctionner votre programme ?</text:p>
        </text:list-item>
      </text:list>
      <table:table table:style-name="Table95">
        <table:table-columns>
          <table:table-column table:style-name="TableColumn96"/>
        </table:table-columns>
        <table:table-row table:style-name="TableRow97">
          <table:table-cell table:style-name="TableCell98">
            <text:list text:style-name="LFO23" text:continue-numbering="true">
              <text:list-item>
                <text:p text:style-name="P99"><text:span text:style-name="T100">Adresse ip<text:s/></text:span></text:p>
              </text:list-item>
              <text:list-item>
                <text:p text:style-name="P101"><text:span text:style-name="T102">Oid = object identifier</text:span></text:p>
              </text:list-item>
              <text:list-item>
                <text:p text:style-name="P103"><text:span text:style-name="T104">Le mdp de snmp</text:span></text:p>
              </text:list-item>
            </text:list>
          </table:table-cell>
        </table:table-row>
      </table:table>
      <text:list text:style-name="WW8Num9" text:continue-numbering="true">
        <text:list-item>
          <text:p text:style-name="P105">Modifier votre<text:s/>programme pour qu'il soit utilisable en ligne de commandes ?</text:p>
        </text:list-item>
      </text:list>
      <table:table table:style-name="Table106">
        <table:table-columns>
          <table:table-column table:style-name="TableColumn107"/>
        </table:table-columns>
        <table:table-row table:style-name="TableRow108">
          <table:table-cell table:style-name="TableCell109">
            <text:p text:style-name="Normal">#!/usr/bin/php</text:p>
            <text:p text:style-name="P110"/>
          </table:table-cell>
        </table:table-row>
      </table:table>
      <text:h text:style-name="Titre1" text:outline-level="1">Apache HTTPD</text:h>
      <text:list text:style-name="WW8Num10">
        <text:list-item text:start-value="1">
          <text:p text:style-name="P111">Quel(s) paquetage(s) sont nécessaire pour faire fonctionner HTTPD et PHP ?</text:p>
        </text:list-item>
      </text:list>
      <table:table table:style-name="Table112">
        <table:table-columns>
          <table:table-column table:style-name="TableColumn113"/>
        </table:table-columns>
        <table:table-row table:style-name="TableRow114">
          <table:table-cell table:style-name="TableCell115">
            <text:p text:style-name="P116"><text:span text:style-name="T117">Httpd, php, <text:s/>php-cli</text:span></text:p>
          </table:table-cell>
        </table:table-row>
      </table:table>
      <text:list text:style-name="WW8Num10" text:continue-numbering="true">
        <text:list-item>
          <text:p text:style-name="P118">Quel est le répertoire de travail de HTTPD sur CentOS ?</text:p>
        </text:list-item>
      </text:list>
      <table:table table:style-name="Table119">
        <table:table-columns>
          <table:table-column table:style-name="TableColumn120"/>
        </table:table-columns>
        <table:table-row table:style-name="TableRow121">
          <table:table-cell table:style-name="TableCell122">
            <text:p text:style-name="P123">Var/html/www</text:p>
          </table:table-cell>
        </table:table-row>
      </table:table>
      <text:list text:style-name="WW8Num10" text:continue-numbering="true">
        <text:list-item>
          <text:p text:style-name="P124">Écrire un script PHP qui affiche les informations de quelques OID dans une page HTML</text:p>
        </text:list-item>
      </text:list>
      <table:table table:style-name="Table125">
        <table:table-columns>
          <table:table-column table:style-name="TableColumn126"/>
        </table:table-columns>
        <table:table-row table:style-name="TableRow127">
          <table:table-cell table:style-name="TableCell128">
            <text:p text:style-name="P129">&lt;!DOCTYPE html&gt;</text:p>
            <text:p text:style-name="P130">&lt;html&gt;</text:p>
            <text:p text:style-name="P131">&lt;head&gt;</text:p>
            <text:p text:style-name="P132"><text:s text:c="4"/>&lt;title&gt;Informations SNMP&lt;/title&gt;</text:p>
            <text:p text:style-name="P133">&lt;/head&gt;</text:p>
            <text:p text:style-name="P134">&lt;body&gt;</text:p>
            <text:p text:style-name="P135"><text:s text:c="4"/>&lt;h1&gt;Informations SNMP&lt;/h1&gt;</text:p>
            <text:p text:style-name="P136"><text:s/></text:p>
            <text:p text:style-name="P137"><text:s text:c="4"/>&lt;?</text:p>
            <text:p text:style-name="P138"><text:s text:c="4"/>$host = "127.0.0.1" ;</text:p>
            <text:p text:style-name="P139"><text:s text:c="4"/>$community = "209ijvfwer0df92jd";;</text:p>
            <text:p text:style-name="P140"><text:s text:c="4"/>$oid = array(</text:p>
            <text:p text:style-name="P141"><text:s text:c="8"/>"sysDescr.0",</text:p>
            <text:p text:style-name="P142"><text:s text:c="8"/>"sysName.0",</text:p>
            <text:p text:style-name="P143"><text:s text:c="2"/>"1.3.6.1.4.1.2021.4.5.0",</text:p>
            <text:p text:style-name="P144"><text:s text:c="4"/>);</text:p>
            <text:p text:style-name="P145"><text:s/></text:p>
            <text:p text:style-name="P146"><text:s text:c="4"/>$session = snmp2_open($host, $community);</text:p>
            <text:p text:style-name="P147"><text:s/></text:p>
            <text:p text:style-name="P148"><text:s text:c="4"/>if (!$session) {</text:p>
            <text:p text:style-name="P149"><text:s text:c="8"/>die('Impossible d'ouvrir une session SNMP.');</text:p>
            <text:p text:style-name="P150"><text:s text:c="4"/>}</text:p>
            <text:soft-page-break/>
            <text:p text:style-name="P151"><text:s/></text:p>
            <text:p text:style-name="P152"><text:s text:c="4"/>foreach ($oids as $oid) {</text:p>
            <text:p text:style-name="P153"><text:s text:c="8"/>$value = snmp2_get($session, $oid);</text:p>
            <text:p text:style-name="P154"><text:s/></text:p>
            <text:p text:style-name="P155"><text:s text:c="8"/>if ($value !== false) {</text:p>
            <text:p text:style-name="P156"><text:s text:c="12"/>echo '&lt;p&gt;&lt;strong&gt;' . $oid . ':&lt;/strong&gt; ' . $value . '&lt;/p&gt;';</text:p>
            <text:p text:style-name="P157"><text:s text:c="8"/>} else {</text:p>
            <text:p text:style-name="P158"><text:s text:c="12"/>echo '&lt;p&gt;&lt;strong&gt;' . $oid . ':&lt;/strong&gt; Erreur lors de la récupération.&lt;/p&gt;';</text:p>
            <text:p text:style-name="P159"><text:s text:c="8"/>}</text:p>
            <text:p text:style-name="P160"><text:s text:c="4"/>}</text:p>
            <text:p text:style-name="P161"><text:s/></text:p>
            <text:p text:style-name="P162"><text:s text:c="4"/>snmp2_close($session);</text:p>
            <text:p text:style-name="P163"><text:s text:c="4"/>?&gt;</text:p>
            <text:p text:style-name="P164"><text:s/></text:p>
            <text:p text:style-name="P165">&lt;/body&gt;</text:p>
            <text:p text:style-name="P166">&lt;/html&gt;</text:p>
            <text:p text:style-name="P167"/>
            <text:p text:style-name="P168">Le code me renvoie le message d’ erreur :<text:s/></text:p>
            <text:p text:style-name="P169"><text:span text:style-name="T170">' . $oid . ':</text:span><text:span text:style-name="T171"> ' . $value . '</text:span></text:p>
            <text:p text:style-name="P172"><text:span text:style-name="T173">'; } else { echo '</text:span></text:p>
            <text:p text:style-name="P174"><text:span text:style-name="T175">' . $oid . ':</text:span><text:span text:style-name="T176"> Erreur lors de la récupération.</text:span></text:p>
            <text:p text:style-name="P177"><text:span text:style-name="T178">'; } } snmp2_close($session); ?&gt;</text:span></text:p>
          </table:table-cell>
        </table:table-row>
      </table:table>
      <text:soft-page-break/>
      <text:list text:style-name="WW8Num10" text:continue-numbering="true">
        <text:list-item>
          <text:p text:style-name="P179">Modifiez votre script PHP pour qu'il récupère les paramètres de la question 2.4 en GET</text:p>
        </text:list-item>
      </text:list>
      <table:table table:style-name="Table180">
        <table:table-columns>
          <table:table-column table:style-name="TableColumn181"/>
        </table:table-columns>
        <table:table-row table:style-name="TableRow182">
          <table:table-cell table:style-name="TableCell183">
            <text:p text:style-name="P184">...........................................................................................................................................................................</text:p>
          </table:table-cell>
        </table:table-row>
      </table:table>
      <text:p text:style-name="P1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ourier 10 Pitch" svg:font-family="Courier 10 Pitch" style:font-family-generic="system"/>
    <style:font-face style:name="WenQuanYi Zen Hei" svg:font-family="WenQuanYi Zen Hei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DejaVu Sans Mono" svg:font-family="DejaVu Sans Mono" style:font-family-generic="modern" style:font-pitch="fixed" svg:panose-1="2 11 6 9 3 8 4 2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Textbody" style:default-outline-level="1">
      <style:paragraph-properties fo:keep-with-next="always" fo:margin-top="0.1611in" fo:margin-bottom="0.0826in"/>
      <style:text-properties fo:font-weight="bold" style:font-weight-asian="bold" style:font-weight-complex="bold" fo:font-size="16pt" style:font-size-asian="16pt" style:font-size-complex="16pt" fo:hyphenate="false"/>
    </style:style>
    <style:style style:name="Titre2" style:display-name="Titre 2" style:family="paragraph" style:parent-style-name="Standard" style:next-style-name="Textbody" style:default-outline-level="2">
      <style:paragraph-properties fo:keep-with-next="always" fo:margin-top="0.0826in" fo:margin-bottom="0.0826in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itre3" style:display-name="Titre 3" style:family="paragraph" style:parent-style-name="Standard" style:next-style-name="Textbody" style:default-outline-level="3">
      <style:paragraph-properties fo:keep-with-next="always" fo:margin-top="0.0826in" fo:margin-bottom="0.0826in" fo:margin-left="0.8895in" fo:text-indent="-0.2993in">
        <style:tab-stops/>
      </style:paragraph-properties>
      <style:text-properties fo:font-weight="bold" style:font-weight-asian="bold" style:font-weight-complex="bold" fo:font-style="italic" style:font-style-asian="italic" style:font-size-complex="13pt" style:text-underline-type="single" style:text-underline-style="solid" style:text-underline-width="auto" style:text-underline-mode="continuous" fo:hyphenate="false"/>
    </style:style>
    <style:style style:name="Titre4" style:display-name="Titre 4" style:family="paragraph" style:parent-style-name="Titre10" style:next-style-name="Textbody" style:default-outline-level="4">
      <style:paragraph-properties fo:text-align="start" fo:margin-top="0.1256in" fo:margin-bottom="0.0826in" fo:margin-left="1.2444in" fo:text-indent="0.0159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hyphenate="false"/>
    </style:style>
    <style:style style:name="Titre8" style:display-name="Titre 8" style:family="paragraph" style:parent-style-name="Titre10" style:next-style-name="Textbody" style:default-outline-level="8">
      <style:text-properties style:font-name="Courier 10 Pitch" style:font-name-asian="Courier 10 Pitch" style:font-name-complex="Courier 10 Pitch" fo:font-weight="bold" style:font-weight-asian="bold" style:font-weight-complex="bold" fo:font-style="italic" style:font-style-asian="italic" fo:font-size="10.5pt" style:font-size-asian="10.5pt" style:font-size-complex="10.5pt" fo:hyphenate="false"/>
    </style:style>
    <style:style style:name="Titre9" style:display-name="Titre 9" style:family="paragraph" style:parent-style-name="Titre10" style:next-style-name="Textbody" style:default-outline-level="9">
      <style:text-properties fo:font-weight="bold" style:font-weight-asian="bold" style:font-weight-complex="bold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4" style:display-name="WW_OutlineListStyle_4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)" style:num-format="a" style:num-letter-sync="true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Courier 10 Pitch" style:font-name-asian="WenQuanYi Zen Hei" style:font-name-complex="Lohit Devanagari" fo:hyphenate="false"/>
    </style:style>
    <style:style style:name="Heading" style:display-name="Heading" style:family="paragraph" style:parent-style-name="Titre10" style:next-style-name="Textbody"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text-align="justify" fo:margin-bottom="0.043in">
        <style:tab-stops>
          <style:tab-stop style:type="left" style:position="1.477in"/>
        </style:tab-stops>
      </style:paragraph-properties>
      <style:text-properties style:font-name="Verdana" style:font-name-asian="Verdana" style:font-name-complex="Verdana" fo:font-size="10pt" style:font-size-asian="10pt" fo:hyphenate="false"/>
    </style:style>
    <style:style style:name="Liste" style:display-name="Liste" style:family="paragraph" style:parent-style-name="Textbody">
      <style:text-properties style:font-name-complex="Lohit Devanagari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10" style:display-name="Titre1" style:family="paragraph" style:parent-style-name="Standard">
      <style:paragraph-properties fo:keep-with-next="always" fo:text-align="center" fo:margin-top="0.1666in" fo:margin-bottom="0.0833in"/>
      <style:text-properties style:font-name="Liberation Sans" fo:font-size="14pt" style:font-size-asian="14pt" style:font-size-complex="14pt" fo:hyphenate="false"/>
    </style:style>
    <style:style style:name="Légende1" style:display-name="Légende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PréformatéHTML" style:display-name="Préformaté HTML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00000A" fo:hyphenate="false"/>
    </style:style>
    <style:style style:name="TableContents" style:display-name="Table Contents" style:family="paragraph" style:parent-style-name="Standard">
      <style:paragraph-properties text:number-lines="false" fo:text-align="center"/>
      <style:text-properties fo:font-size="10pt" style:font-size-asian="10pt" fo:hyphenate="false"/>
    </style:style>
    <style:style style:name="HTML" style:display-name="HTML" style:family="paragraph" style:parent-style-name="Textbody" style:next-style-name="Code">
      <style:paragraph-properties fo:border="0.0034in solid #000000" fo:padding="0.0138in" style:shadow="none" fo:text-align="start" fo:margin-bottom="0in">
        <style:tab-stops/>
      </style:paragraph-properties>
      <style:text-properties fo:font-style="italic" style:font-style-asian="italic" fo:hyphenate="false"/>
    </style:style>
    <style:style style:name="Titreindex" style:display-name="Titre index" style:family="paragraph" style:parent-style-name="Heading">
      <style:paragraph-properties text:number-lines="false"/>
      <style:text-properties fo:font-size="16pt" style:font-size-asian="16pt" style:font-size-complex="16pt" fo:hyphenate="false"/>
    </style:style>
    <style:style style:name="ContentsHeading" style:display-name="Contents Heading" style:family="paragraph" style:parent-style-name="Titre10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DejaVu Sans Mono" style:font-name-complex="DejaVu Sans Mono" fo:font-size="10pt" style:font-size-asian="10pt" style:font-size-complex="10pt" fo:hyphenate="false"/>
    </style:style>
    <style:style style:name="Indexdesillustrations1" style:display-name="Index des illustration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Drawing" style:display-name="Drawing" style:family="paragraph" style:parent-style-name="Légende1">
      <style:text-properties fo:hyphenate="false"/>
    </style:style>
    <style:style style:name="Illustration" style:display-name="Illustration" style:family="paragraph" style:list-style-name="WW8Num3">
      <style:paragraph-properties fo:text-align="center" fo:margin-bottom="0.118in"/>
      <style:text-properties style:font-name="Courier 10 Pitch" style:font-name-asian="WenQuanYi Zen Hei" style:font-name-complex="Lohit Devanagari" fo:font-weight="bold" style:font-weight-asian="bold" fo:font-style="italic" style:font-style-asian="italic" fo:font-size="10pt" style:font-size-asian="10pt" fo:hyphenate="false"/>
    </style:style>
    <style:style style:name="Heading10" style:display-name="Heading 10" style:family="paragraph" style:parent-style-name="Titre10" style:next-style-name="Textbody" style:list-style-name="WW8Num1">
      <style:text-properties fo:font-weight="bold" style:font-weight-asian="bold" style:font-weight-complex="bold" fo:font-size="10.5pt" style:font-size-asian="10.5pt" style:font-size-complex="10.5pt" fo:hyphenate="false"/>
    </style:style>
    <style:style style:name="Titredelindexdesillustrations" style:display-name="Titre de l'index des illustrations" style:family="paragraph" style:parent-style-name="Titre10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Numbering1" style:display-name="Numbering 1" style:family="paragraph" style:parent-style-name="Liste">
      <style:paragraph-properties fo:margin-bottom="0.0833in" fo:margin-left="0.25in" fo:text-indent="-0.25in">
        <style:tab-stops>
          <style:tab-stop style:type="left" style:position="1.227in"/>
        </style:tab-stops>
      </style:paragraph-properties>
      <style:text-properties fo:hyphenate="false"/>
    </style:style>
    <style:style style:name="Numbering2" style:display-name="Numbering 2" style:family="paragraph" style:parent-style-name="Liste">
      <style:paragraph-properties fo:margin-bottom="0.0833in" fo:margin-left="0.5in" fo:text-indent="-0.25in">
        <style:tab-stops>
          <style:tab-stop style:type="left" style:position="0.977in"/>
        </style:tab-stops>
      </style:paragraph-properties>
      <style:text-properties fo:hyphenate="false"/>
    </style:style>
    <style:style style:name="Code" style:display-name="Code" style:family="paragraph" style:next-style-name="Textbody" style:list-style-name="WW8Num2">
      <style:paragraph-properties fo:text-align="center" fo:margin-bottom="0.0784in"/>
      <style:text-properties style:font-name="Courier 10 Pitch" style:font-name-asian="WenQuanYi Zen Hei" style:font-name-complex="Lohit Devanagari" fo:font-style="italic" style:font-style-asian="italic" fo:text-shadow="0.0138in 0.0138in 0in #000000" fo:font-size="10.5pt" style:font-size-asian="10.5pt" fo:hyphenate="false"/>
    </style:style>
    <style:style style:name="UserIndexHeading" style:display-name="User Index Heading" style:family="paragraph" style:parent-style-name="Titre10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UserIndex1" style:display-name="User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itredesection" style:display-name="Titre de section" style:family="paragraph" style:parent-style-name="Contents1" style:next-style-name="Titre1">
      <style:paragraph-properties fo:text-align="center" fo:margin-bottom="0.1576in">
        <style:tab-stops>
          <style:tab-stop style:type="center" style:leader-style="dotted" style:leader-text="." style:position="6.693in"/>
        </style:tab-stops>
      </style:paragraph-properties>
      <style:text-properties fo:text-shadow="0.0138in 0.0138in 0in #000000" fo:font-size="18pt" style:font-size-asian="18pt"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text-properties fo:font-weight="bold" style:font-weight-asian="bold" style:font-weight-complex="bold"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Question" style:display-name="Question" style:family="paragraph" style:parent-style-name="Titre10" style:next-style-name="Textbody" style:list-style-name="WW8Num10">
      <style:paragraph-properties fo:text-align="start" fo:margin-top="0.0784in" fo:margin-bottom="0.0784in"/>
      <style:text-properties fo:font-size="10pt" style:font-size-asian="10pt" fo:hyphenate="false"/>
    </style:style>
    <style:style style:name="Citation" style:display-name="Citation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ous-titre" style:display-name="Sous-titre" style:family="paragraph" style:parent-style-name="Titre10" style:next-style-name="Textbody">
      <style:paragraph-properties fo:margin-top="0.0416in"/>
      <style:text-properties fo:font-size="18pt" style:font-size-asian="18pt" style:font-size-complex="18pt" fo:hyphenate="false"/>
    </style:style>
    <style:style style:name="WW8Num5z0" style:display-name="WW8Num5z0" style:family="text">
      <style:text-properties style:font-name="Symbol" style:font-name-asian="Symbol" style:font-name-complex="OpenSymbol, 'Arial Unicode MS'"/>
    </style:style>
    <style:style style:name="WW8Num5z1" style:display-name="WW8Num5z1" style:family="text">
      <style:text-properties style:font-name="OpenSymbol, 'Arial Unicode MS'" style:font-name-asian="OpenSymbol, 'Arial Unicode MS'" style:font-name-complex="OpenSymbol, 'Arial Unicode MS'"/>
    </style:style>
    <style:style style:name="WW8Num6z0" style:display-name="WW8Num6z0" style:family="text">
      <style:text-properties style:font-name="Symbol" style:font-name-asian="Symbol" style:font-name-complex="OpenSymbol, 'Arial Unicode MS'"/>
    </style:style>
    <style:style style:name="WW8Num6z1" style:display-name="WW8Num6z1" style:family="text">
      <style:text-properties style:font-name="OpenSymbol, 'Arial Unicode MS'" style:font-name-asian="OpenSymbol, 'Arial Unicode MS'" style:font-name-complex="OpenSymbol, 'Arial Unicode MS'"/>
    </style:style>
    <style:style style:name="WW8Num7z0" style:display-name="WW8Num7z0" style:family="text">
      <style:text-properties style:font-name="Symbol" style:font-name-asian="Symbol" style:font-name-complex="OpenSymbol, 'Arial Unicode MS'"/>
    </style:style>
    <style:style style:name="WW8Num7z1" style:display-name="WW8Num7z1" style:family="text">
      <style:text-properties style:font-name="OpenSymbol, 'Arial Unicode MS'" style:font-name-asian="OpenSymbol, 'Arial Unicode MS'" style:font-name-complex="OpenSymbol, 'Arial Unicode MS'"/>
    </style:style>
    <style:style style:name="WW8Num8z0" style:display-name="WW8Num8z0" style:family="text">
      <style:text-properties style:font-name="Symbol" style:font-name-asian="Symbol" style:font-name-complex="OpenSymbol, 'Arial Unicode MS'"/>
    </style:style>
    <style:style style:name="WW8Num8z1" style:display-name="WW8Num8z1" style:family="text">
      <style:text-properties style:font-name="OpenSymbol, 'Arial Unicode MS'" style:font-name-asian="OpenSymbol, 'Arial Unicode MS'" style:font-name-complex="OpenSymbol, 'Arial Unicode MS'"/>
    </style:style>
    <style:style style:name="ListLabel1" style:display-name="ListLabel 1" style:family="text">
      <style:text-properties style:font-name-complex="Courier New"/>
    </style:style>
    <style:style style:name="italique" style:display-name="italique" style:family="text" style:parent-style-name="Policepardéfaut"/>
    <style:style style:name="rouge" style:display-name="rouge" style:family="text" style:parent-style-name="Policepardéfaut"/>
    <style:style style:name="courrier" style:display-name="courrier" style:family="text" style:parent-style-name="Policepardéfaut"/>
    <style:style style:name="souligne" style:display-name="souligne" style:family="text" style:parent-style-name="Policepardéfaut"/>
    <style:style style:name="nt" style:display-name="nt" style:family="text" style:parent-style-name="Policepardéfaut"/>
    <style:style style:name="s" style:display-name="s" style:family="text" style:parent-style-name="Policepardéfau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a" style:display-name="na" style:family="text" style:parent-style-name="Policepardéfaut"/>
    <style:style style:name="cp" style:display-name="cp" style:family="text" style:parent-style-name="Policepardéfaut"/>
    <style:style style:name="ln-xtra" style:display-name="ln-xtra" style:family="text" style:parent-style-name="Policepardéfaut"/>
    <style:style style:name="o" style:display-name="o" style:family="text" style:parent-style-name="Policepardéfaut"/>
    <style:style style:name="p" style:display-name="p" style:family="text" style:parent-style-name="Policepardéfaut"/>
    <style:style style:name="k" style:display-name="k" style:family="text" style:parent-style-name="Policepardéfaut"/>
    <style:style style:name="nb" style:display-name="nb" style:family="text" style:parent-style-name="Policepardéfaut"/>
    <style:style style:name="c" style:display-name="c" style:family="text" style:parent-style-name="Policepardéfaut"/>
    <style:style style:name="m" style:display-name="m" style:family="text" style:parent-style-name="Policepardéfaut"/>
    <style:style style:name="nc" style:display-name="nc" style:family="text" style:parent-style-name="Policepardéfaut"/>
    <style:style style:name="sx" style:display-name="sx" style:family="text" style:parent-style-name="Policepardéfaut"/>
    <style:style style:name="s2" style:display-name="s2" style:family="text" style:parent-style-name="Policepardéfaut"/>
    <style:style style:name="n" style:display-name="n" style:family="text" style:parent-style-name="Policepardéfaut"/>
    <style:style style:name="nd" style:display-name="nd" style:family="text" style:parent-style-name="Policepardéfaut"/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DejaVu Sans Mono" style:font-name-asian="WenQuanYi Zen Hei" style:font-name-complex="DejaVu Sans Mono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nenumbering" style:display-name="Line numbering" style:family="text"/>
    <style:style style:name="Captioncharacters" style:display-name="Caption characters" style:family="text"/>
    <style:style style:name="Example" style:display-name="Example" style:family="text">
      <style:text-properties style:font-name="DejaVu Sans Mono" style:font-name-asian="WenQuanYi Zen Hei" style:font-name-complex="DejaVu Sans Mono"/>
    </style:style>
    <style:style style:name="Corpsdetexte" style:display-name="Corps de texte" style:family="paragraph" style:parent-style-name="Normal">
      <style:paragraph-properties fo:text-align="justify" style:vertical-align="auto" fo:margin-bottom="0.043in">
        <style:tab-stops>
          <style:tab-stop style:type="left" style:position="1.477in"/>
        </style:tab-stops>
      </style:paragraph-properties>
      <style:text-properties style:font-name="Verdana" style:font-name-asian="WenQuanYi Zen Hei" style:font-name-complex="Lohit Devanagari" fo:font-size="10pt" style:font-size-asian="10pt" style:language-asian="hi" style:country-asian="IN" fo:hyphenate="false"/>
    </style:style>
    <style:style style:name="CorpsdetexteCar" style:display-name="Corps de texte Car" style:family="text" style:parent-style-name="Policepardéfaut">
      <style:text-properties style:font-name="Verdana" style:font-name-asian="WenQuanYi Zen Hei" style:font-name-complex="Lohit Devanagari" style:letter-kerning="true" fo:font-size="10pt" style:font-size-asian="10pt" style:language-asian="hi" style:country-asian="IN"/>
    </style:style>
    <style:style style:name="PréformatéHTMLCar" style:display-name="Préformaté HTML Car" style:family="text" style:parent-style-name="Policepardéfaut">
      <style:text-properties style:font-name="Courier New" style:font-name-asian="Courier New" style:font-name-complex="Courier New" fo:color="#00000A"/>
    </style:style>
    <style:style style:name="messagelistitem-zz7v6g" style:display-name="messagelistitem-zz7v6g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text:list-style style:name="WW_OutlineListStyle_3" style:display-name="WW_OutlineListStyle_3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)" style:num-format="a" style:num-letter-sync="true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)" style:num-format="a" style:num-letter-sync="true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)" style:num-format="a" style:num-letter-sync="true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)" style:num-format="a" style:num-letter-sync="true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)" style:num-format="a" style:num-letter-sync="true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)" style:num-format="a" style:num-letter-sync="true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prefix="Exemple " style:num-suffix=": 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Exemple " style:num-suffix=": 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Exemple " style:num-suffix=": 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Exemple " style:num-suffix=": 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Exemple " style:num-suffix=": 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Exemple " style:num-suffix=": 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Exemple " style:num-suffix=": 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Exemple " style:num-suffix=": 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Exemple " style:num-suffix=": 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prefix="Illustration " style:num-suffix=":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Illustration " style:num-suffix=":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Illustration " style:num-suffix=":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Illustration " style:num-suffix=":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Illustration " style:num-suffix=":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Illustration " style:num-suffix=":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Illustration " style:num-suffix=":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Illustration " style:num-suffix=":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Illustration " style:num-suffix=":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Symbol" style:font-name-complex="OpenSymbol, 'Arial Unicode MS'"/>
    </style:style>
    <style:style style:name="WW_CharLFO11LVL2" style:family="text">
      <style:text-properties style:font-name="OpenSymbol, 'Arial Unicode MS'" style:font-name-complex="OpenSymbol, 'Arial Unicode MS'"/>
    </style:style>
    <style:style style:name="WW_CharLFO11LVL3" style:family="text">
      <style:text-properties style:font-name="OpenSymbol, 'Arial Unicode MS'" style:font-name-complex="OpenSymbol, 'Arial Unicode MS'"/>
    </style:style>
    <style:style style:name="WW_CharLFO11LVL4" style:family="text">
      <style:text-properties style:font-name="Symbol" style:font-name-complex="OpenSymbol, 'Arial Unicode MS'"/>
    </style:style>
    <style:style style:name="WW_CharLFO11LVL5" style:family="text">
      <style:text-properties style:font-name="OpenSymbol, 'Arial Unicode MS'" style:font-name-complex="OpenSymbol, 'Arial Unicode MS'"/>
    </style:style>
    <style:style style:name="WW_CharLFO11LVL6" style:family="text">
      <style:text-properties style:font-name="OpenSymbol, 'Arial Unicode MS'" style:font-name-complex="OpenSymbol, 'Arial Unicode MS'"/>
    </style:style>
    <style:style style:name="WW_CharLFO11LVL7" style:family="text">
      <style:text-properties style:font-name="Symbol" style:font-name-complex="OpenSymbol, 'Arial Unicode MS'"/>
    </style:style>
    <style:style style:name="WW_CharLFO11LVL8" style:family="text">
      <style:text-properties style:font-name="OpenSymbol, 'Arial Unicode MS'" style:font-name-complex="OpenSymbol, 'Arial Unicode MS'"/>
    </style:style>
    <style:style style:name="WW_CharLFO11LVL9" style:family="text">
      <style:text-properties style:font-name="OpenSymbol, 'Arial Unicode MS'" style:font-name-complex="OpenSymbol, 'Arial Unicode MS'"/>
    </style:style>
    <text:list-style style:name="WW8Num5" style:display-name="WW8Num5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WW_CharLFO12LVL1" style:family="text">
      <style:text-properties style:font-name="Symbol" style:font-name-complex="OpenSymbol, 'Arial Unicode MS'"/>
    </style:style>
    <style:style style:name="WW_CharLFO12LVL2" style:family="text">
      <style:text-properties style:font-name="OpenSymbol, 'Arial Unicode MS'" style:font-name-complex="OpenSymbol, 'Arial Unicode MS'"/>
    </style:style>
    <style:style style:name="WW_CharLFO12LVL3" style:family="text">
      <style:text-properties style:font-name="OpenSymbol, 'Arial Unicode MS'" style:font-name-complex="OpenSymbol, 'Arial Unicode MS'"/>
    </style:style>
    <style:style style:name="WW_CharLFO12LVL4" style:family="text">
      <style:text-properties style:font-name="Symbol" style:font-name-complex="OpenSymbol, 'Arial Unicode MS'"/>
    </style:style>
    <style:style style:name="WW_CharLFO12LVL5" style:family="text">
      <style:text-properties style:font-name="OpenSymbol, 'Arial Unicode MS'" style:font-name-complex="OpenSymbol, 'Arial Unicode MS'"/>
    </style:style>
    <style:style style:name="WW_CharLFO12LVL6" style:family="text">
      <style:text-properties style:font-name="OpenSymbol, 'Arial Unicode MS'" style:font-name-complex="OpenSymbol, 'Arial Unicode MS'"/>
    </style:style>
    <style:style style:name="WW_CharLFO12LVL7" style:family="text">
      <style:text-properties style:font-name="Symbol" style:font-name-complex="OpenSymbol, 'Arial Unicode MS'"/>
    </style:style>
    <style:style style:name="WW_CharLFO12LVL8" style:family="text">
      <style:text-properties style:font-name="OpenSymbol, 'Arial Unicode MS'" style:font-name-complex="OpenSymbol, 'Arial Unicode MS'"/>
    </style:style>
    <style:style style:name="WW_CharLFO12LVL9" style:family="text">
      <style:text-properties style:font-name="OpenSymbol, 'Arial Unicode MS'" style:font-name-complex="OpenSymbol, 'Arial Unicode MS'"/>
    </style:style>
    <text:list-style style:name="WW8Num6" style:display-name="WW8Num6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WW_CharLFO13LVL1" style:family="text">
      <style:text-properties style:font-name="Symbol" style:font-name-complex="OpenSymbol, 'Arial Unicode MS'"/>
    </style:style>
    <style:style style:name="WW_CharLFO13LVL2" style:family="text">
      <style:text-properties style:font-name="OpenSymbol, 'Arial Unicode MS'" style:font-name-complex="OpenSymbol, 'Arial Unicode MS'"/>
    </style:style>
    <style:style style:name="WW_CharLFO13LVL3" style:family="text">
      <style:text-properties style:font-name="OpenSymbol, 'Arial Unicode MS'" style:font-name-complex="OpenSymbol, 'Arial Unicode MS'"/>
    </style:style>
    <style:style style:name="WW_CharLFO13LVL4" style:family="text">
      <style:text-properties style:font-name="Symbol" style:font-name-complex="OpenSymbol, 'Arial Unicode MS'"/>
    </style:style>
    <style:style style:name="WW_CharLFO13LVL5" style:family="text">
      <style:text-properties style:font-name="OpenSymbol, 'Arial Unicode MS'" style:font-name-complex="OpenSymbol, 'Arial Unicode MS'"/>
    </style:style>
    <style:style style:name="WW_CharLFO13LVL6" style:family="text">
      <style:text-properties style:font-name="OpenSymbol, 'Arial Unicode MS'" style:font-name-complex="OpenSymbol, 'Arial Unicode MS'"/>
    </style:style>
    <style:style style:name="WW_CharLFO13LVL7" style:family="text">
      <style:text-properties style:font-name="Symbol" style:font-name-complex="OpenSymbol, 'Arial Unicode MS'"/>
    </style:style>
    <style:style style:name="WW_CharLFO13LVL8" style:family="text">
      <style:text-properties style:font-name="OpenSymbol, 'Arial Unicode MS'" style:font-name-complex="OpenSymbol, 'Arial Unicode MS'"/>
    </style:style>
    <style:style style:name="WW_CharLFO13LVL9" style:family="text">
      <style:text-properties style:font-name="OpenSymbol, 'Arial Unicode MS'" style:font-name-complex="OpenSymbol, 'Arial Unicode MS'"/>
    </style:style>
    <text:list-style style:name="WW8Num7" style:display-name="WW8Num7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WW_CharLFO14LVL1" style:family="text">
      <style:text-properties style:font-name="Symbol" style:font-name-complex="OpenSymbol, 'Arial Unicode MS'"/>
    </style:style>
    <style:style style:name="WW_CharLFO14LVL2" style:family="text">
      <style:text-properties style:font-name="OpenSymbol, 'Arial Unicode MS'" style:font-name-complex="OpenSymbol, 'Arial Unicode MS'"/>
    </style:style>
    <style:style style:name="WW_CharLFO14LVL3" style:family="text">
      <style:text-properties style:font-name="OpenSymbol, 'Arial Unicode MS'" style:font-name-complex="OpenSymbol, 'Arial Unicode MS'"/>
    </style:style>
    <style:style style:name="WW_CharLFO14LVL4" style:family="text">
      <style:text-properties style:font-name="Symbol" style:font-name-complex="OpenSymbol, 'Arial Unicode MS'"/>
    </style:style>
    <style:style style:name="WW_CharLFO14LVL5" style:family="text">
      <style:text-properties style:font-name="OpenSymbol, 'Arial Unicode MS'" style:font-name-complex="OpenSymbol, 'Arial Unicode MS'"/>
    </style:style>
    <style:style style:name="WW_CharLFO14LVL6" style:family="text">
      <style:text-properties style:font-name="OpenSymbol, 'Arial Unicode MS'" style:font-name-complex="OpenSymbol, 'Arial Unicode MS'"/>
    </style:style>
    <style:style style:name="WW_CharLFO14LVL7" style:family="text">
      <style:text-properties style:font-name="Symbol" style:font-name-complex="OpenSymbol, 'Arial Unicode MS'"/>
    </style:style>
    <style:style style:name="WW_CharLFO14LVL8" style:family="text">
      <style:text-properties style:font-name="OpenSymbol, 'Arial Unicode MS'" style:font-name-complex="OpenSymbol, 'Arial Unicode MS'"/>
    </style:style>
    <style:style style:name="WW_CharLFO14LVL9" style:family="text">
      <style:text-properties style:font-name="OpenSymbol, 'Arial Unicode MS'" style:font-name-complex="OpenSymbol, 'Arial Unicode MS'"/>
    </style:style>
    <text:list-style style:name="WW8Num8" style:display-name="WW8Num8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WW8Num9" style:display-name="WW8Num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0" style:display-name="WW8Num10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5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)" style:num-format="a" style:num-letter-sync="true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"/>
      <text:outline-level-style text:level="4" style:num-format=""/>
      <text:outline-level-style text:level="8" style:num-format=""/>
      <text:outline-level-style text:level="9" style:num-format=""/>
    </text:outline-style>
    <style:style style:name="WW_CharLFO18LVL1" style:family="text">
      <style:text-properties style:font-name="Symbol" style:font-name-complex="OpenSymbol"/>
    </style:style>
    <style:style style:name="WW_CharLFO18LVL2" style:family="text">
      <style:text-properties style:font-name="OpenSymbol" style:font-name-complex="OpenSymbol"/>
    </style:style>
    <style:style style:name="WW_CharLFO18LVL3" style:family="text">
      <style:text-properties style:font-name="OpenSymbol" style:font-name-complex="OpenSymbol"/>
    </style:style>
    <style:style style:name="WW_CharLFO18LVL4" style:family="text">
      <style:text-properties style:font-name="Symbol" style:font-name-complex="OpenSymbol"/>
    </style:style>
    <style:style style:name="WW_CharLFO18LVL5" style:family="text">
      <style:text-properties style:font-name="OpenSymbol" style:font-name-complex="OpenSymbol"/>
    </style:style>
    <style:style style:name="WW_CharLFO18LVL6" style:family="text">
      <style:text-properties style:font-name="OpenSymbol" style:font-name-complex="OpenSymbol"/>
    </style:style>
    <style:style style:name="WW_CharLFO18LVL7" style:family="text">
      <style:text-properties style:font-name="Symbol" style:font-name-complex="OpenSymbol"/>
    </style:style>
    <style:style style:name="WW_CharLFO18LVL8" style:family="text">
      <style:text-properties style:font-name="OpenSymbol" style:font-name-complex="OpenSymbol"/>
    </style:style>
    <style:style style:name="WW_CharLFO18LVL9" style:family="text">
      <style:text-properties style:font-name="OpenSymbol" style:font-name-complex="OpenSymbol"/>
    </style:style>
    <style:style style:name="WW_CharLFO23LVL1" style:family="text">
      <style:text-properties style:font-name="Courier 10 Pitch" style:font-name-asian="WenQuanYi Zen Hei" style:font-name-complex="Lohit Devanagari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10 Pitch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201in"/>
      </style:footer-style>
    </style:page-layout>
    <style:style style:name="P8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8"><text:page-number text:fixed="false">3</text:page-number>/<text:page-count style:num-format="1"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/>
    <dc:creator>Nicolas Personnaz</dc:creator>
    <meta:creation-date>2013-01-03T00:57:00Z</meta:creation-date>
    <dc:date>2023-10-17T15:42:00Z</dc:date>
    <meta:template xlink:href="Normal.dotm" xlink:type="simple"/>
    <meta:editing-cycles>10</meta:editing-cycles>
    <meta:editing-duration>PT253680S</meta:editing-duration>
    <meta:document-statistic meta:page-count="4" meta:paragraph-count="6" meta:word-count="487" meta:character-count="3164" meta:row-count="22" meta:non-whitespace-character-count="2683"/>
  </office:meta>
</office:document-meta>
</file>